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1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OP LINE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changes tack</text:p>
          </table:table-cell>
          <table:table-cell table:number-columns-repeated="9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5"/>
          <table:table-cell table:formula="of:=[.A4]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rbyn tables VONC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5"/>
          <table:table-cell table:formula="of:=[.A7]"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rbyn doesn’t table VONC</text:p>
          </table:table-cell>
          <table:table-cell table:number-columns-repeated="9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5"/>
          <table:table-cell table:formula="of:=[.A10]" office:value-type="float" office:value="0.35" calcext:value-type="float">
            <text:p>0.3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HANGES TO BACKSTO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U agrees to change tack</text:p>
          </table:table-cell>
          <table:table-cell table:number-columns-repeated="9"/>
        </table:table-row>
        <table:table-row table:style-name="ro1">
          <table:table-cell table:formula="of:=[.G4]" office:value-type="float" office:value="0.05" calcext:value-type="float">
            <text:p>0.05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table:formula="of:=[.A14]*[.B14]" office:value-type="float" office:value="0.045" calcext:value-type="float">
            <text:p>0.04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U doesn’t agree</text:p>
          </table:table-cell>
          <table:table-cell table:number-columns-repeated="9"/>
        </table:table-row>
        <table:table-row table:style-name="ro1">
          <table:table-cell table:formula="of:=[.G4]"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17]*[.B17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mmons Votes deal with original backstop</text:p>
          </table:table-cell>
          <table:table-cell table:number-columns-repeated="9"/>
        </table:table-row>
        <table:table-row table:style-name="ro1">
          <table:table-cell table:formula="of:=[.G14]" office:value-type="float" office:value="0.045" calcext:value-type="float">
            <text:p>0.045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[.A20]*[.B20]" office:value-type="float" office:value="0.018" calcext:value-type="float">
            <text:p>0.01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mmons Rejects deal with original backstop</text:p>
          </table:table-cell>
          <table:table-cell table:number-columns-repeated="9"/>
        </table:table-row>
        <table:table-row table:style-name="ro1">
          <table:table-cell table:formula="of:=[.G14]" office:value-type="float" office:value="0.045" calcext:value-type="float">
            <text:p>0.045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formula="of:=[.A23]*[.B23]" office:value-type="float" office:value="0.027" calcext:value-type="float">
            <text:p>0.027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UP furious</text:p>
          </table:table-cell>
          <table:table-cell table:number-columns-repeated="9"/>
        </table:table-row>
        <table:table-row table:style-name="ro1">
          <table:table-cell table:formula="of:=[.G17]" office:value-type="float" office:value="0.005" calcext:value-type="float">
            <text:p>0.005</text:p>
          </table:table-cell>
          <table:table-cell table:number-columns-repeated="5"/>
          <table:table-cell table:formula="of:=[.A26]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table:formula="of:=[.G23]" office:value-type="float" office:value="0.027" calcext:value-type="float">
            <text:p>0.027</text:p>
          </table:table-cell>
          <table:table-cell table:number-columns-repeated="5"/>
          <table:table-cell table:formula="of:=[.A27]" office:value-type="float" office:value="0.027" calcext:value-type="float">
            <text:p>0.027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table:formula="of:=SUM([.G26:.G27])" office:value-type="float" office:value="0.032" calcext:value-type="float">
            <text:p>0.03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Rou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NC Passes</text:p>
          </table:table-cell>
          <table:table-cell table:number-columns-repeated="9"/>
        </table:table-row>
        <table:table-row table:style-name="ro1">
          <table:table-cell table:formula="of:=[.G7]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formula="of:=[.A32]*[.B32]"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Fails</text:p>
          </table:table-cell>
          <table:table-cell table:number-columns-repeated="9"/>
        </table:table-row>
        <table:table-row table:style-name="ro1">
          <table:table-cell table:formula="of:=[.G7]"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[.A35]*[.B35]" office:value-type="float" office:value="0.24" calcext:value-type="float">
            <text:p>0.2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Passes Rou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t Centist</text:p>
          </table:table-cell>
          <table:table-cell table:number-columns-repeated="9"/>
        </table:table-row>
        <table:table-row table:style-name="ro1">
          <table:table-cell table:formula="of:=[.G32]"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39]*[.B39]" office:value-type="float" office:value="0.072" calcext:value-type="float">
            <text:p>0.07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lt Corbyn</text:p>
          </table:table-cell>
          <table:table-cell table:number-columns-repeated="9"/>
        </table:table-row>
        <table:table-row table:style-name="ro1">
          <table:table-cell table:formula="of:=[.G32]"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42]*[.B42]" office:value-type="float" office:value="0.072" calcext:value-type="float">
            <text:p>0.07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softens</text:p>
          </table:table-cell>
          <table:table-cell table:number-columns-repeated="9"/>
        </table:table-row>
        <table:table-row table:style-name="ro1">
          <table:table-cell table:formula="of:=[.G32]" office:value-type="float" office:value="0.36" calcext:value-type="float">
            <text:p>0.36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45]*[.B45]" office:value-type="float" office:value="0.036" calcext:value-type="float">
            <text:p>0.03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o majority</text:p>
          </table:table-cell>
          <table:table-cell table:number-columns-repeated="9"/>
        </table:table-row>
        <table:table-row table:style-name="ro1">
          <table:table-cell table:formula="of:=[.G32]" office:value-type="float" office:value="0.36" calcext:value-type="float">
            <text:p>0.36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[.A48]*[.B48]" office:value-type="float" office:value="0.18" calcext:value-type="float">
            <text:p>0.1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entrist, referendum</text:p>
          </table:table-cell>
          <table:table-cell table:number-columns-repeated="9"/>
        </table:table-row>
        <table:table-row table:style-name="ro1">
          <table:table-cell table:formula="of:=[.G39]" office:value-type="float" office:value="0.072" calcext:value-type="float">
            <text:p>0.072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51]*[.B51]" office:value-type="float" office:value="0.0144" calcext:value-type="float">
            <text:p>0.014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entrist, GE</text:p>
          </table:table-cell>
          <table:table-cell table:number-columns-repeated="9"/>
        </table:table-row>
        <table:table-row table:style-name="ro1">
          <table:table-cell table:formula="of:=[.G39]" office:value-type="float" office:value="0.072" calcext:value-type="float">
            <text:p>0.072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table:formula="of:=[.A54]*[.B54]" office:value-type="float" office:value="0.0576" calcext:value-type="float">
            <text:p>0.057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softens, GE</text:p>
          </table:table-cell>
          <table:table-cell table:number-columns-repeated="9"/>
        </table:table-row>
        <table:table-row table:style-name="ro1">
          <table:table-cell table:formula="of:=[.G45]" office:value-type="float" office:value="0.036" calcext:value-type="float">
            <text:p>0.036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[.A57]*[.B57]" office:value-type="float" office:value="0.018" calcext:value-type="float">
            <text:p>0.01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softens, try pass WA</text:p>
          </table:table-cell>
          <table:table-cell table:number-columns-repeated="9"/>
        </table:table-row>
        <table:table-row table:style-name="ro1">
          <table:table-cell table:formula="of:=[.G45]" office:value-type="float" office:value="0.036" calcext:value-type="float">
            <text:p>0.036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[.A60]*[.B60]" office:value-type="float" office:value="0.018" calcext:value-type="float">
            <text:p>0.01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leads to election accum</text:p>
          </table:table-cell>
          <table:table-cell table:number-columns-repeated="9"/>
        </table:table-row>
        <table:table-row table:style-name="ro1">
          <table:table-cell table:formula="of:=[.G54]" office:value-type="float" office:value="0.0576" calcext:value-type="float">
            <text:p>0.0576</text:p>
          </table:table-cell>
          <table:table-cell table:number-columns-repeated="5"/>
          <table:table-cell table:formula="of:=[.A63]" office:value-type="float" office:value="0.0576" calcext:value-type="float">
            <text:p>0.0576</text:p>
          </table:table-cell>
          <table:table-cell table:number-columns-repeated="3"/>
        </table:table-row>
        <table:table-row table:style-name="ro1">
          <table:table-cell table:formula="of:=[.G42]" office:value-type="float" office:value="0.072" calcext:value-type="float">
            <text:p>0.072</text:p>
          </table:table-cell>
          <table:table-cell table:number-columns-repeated="5"/>
          <table:table-cell table:formula="of:=[.A64]" office:value-type="float" office:value="0.072" calcext:value-type="float">
            <text:p>0.072</text:p>
          </table:table-cell>
          <table:table-cell table:number-columns-repeated="3"/>
        </table:table-row>
        <table:table-row table:style-name="ro1">
          <table:table-cell table:formula="of:=[.G57]" office:value-type="float" office:value="0.018" calcext:value-type="float">
            <text:p>0.018</text:p>
          </table:table-cell>
          <table:table-cell table:number-columns-repeated="5"/>
          <table:table-cell table:formula="of:=[.A65]" office:value-type="float" office:value="0.018" calcext:value-type="float">
            <text:p>0.018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SUM([.G63:.G65])" office:value-type="float" office:value="0.1476" calcext:value-type="float">
            <text:p>0.147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softens, WA passes</text:p>
          </table:table-cell>
          <table:table-cell table:number-columns-repeated="9"/>
        </table:table-row>
        <table:table-row table:style-name="ro1">
          <table:table-cell table:formula="of:=[.G60]" office:value-type="float" office:value="0.018" calcext:value-type="float">
            <text:p>0.018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style-name="ce1" table:formula="of:=[.A69]*[.B69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softens, WA fails</text:p>
          </table:table-cell>
          <table:table-cell table:number-columns-repeated="9"/>
        </table:table-row>
        <table:table-row table:style-name="ro1">
          <table:table-cell table:formula="of:=[.G60]" office:value-type="float" office:value="0.018" calcext:value-type="float">
            <text:p>0.018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style-name="ce1" table:formula="of:=[.A72]*[.B72]"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g Efforts Fail</text:p>
          </table:table-cell>
          <table:table-cell table:number-columns-repeated="9"/>
        </table:table-row>
        <table:table-row table:style-name="ro1">
          <table:table-cell table:formula="of:=[.G72]" office:value-type="float" office:value="0.009" calcext:value-type="float">
            <text:p>0.009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1" table:formula="of:=[.A75]*[.B75]" office:value-type="float" office:value="0.0018" calcext:value-type="float">
            <text:p>0.0018</text:p>
          </table:table-cell>
          <table:table-cell table:number-columns-repeated="3"/>
        </table:table-row>
        <table:table-row table:style-name="ro1">
          <table:table-cell table:formula="of:=[.G10]" office:value-type="float" office:value="0.35" calcext:value-type="float">
            <text:p>0.35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1" table:formula="of:=[.A76]*[.B76]" office:value-type="float" office:value="0.105" calcext:value-type="float">
            <text:p>0.105</text:p>
          </table:table-cell>
          <table:table-cell table:number-columns-repeated="3"/>
        </table:table-row>
        <table:table-row table:style-name="ro1">
          <table:table-cell table:formula="of:=[.G35]" office:value-type="float" office:value="0.24" calcext:value-type="float">
            <text:p>0.24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1" table:formula="of:=[.A77]*[.B77]" office:value-type="float" office:value="0.072" calcext:value-type="float">
            <text:p>0.072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SUM([.G75:.G77])" office:value-type="float" office:value="0.1788" calcext:value-type="float">
            <text:p>0.178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G efforts succeed</text:p>
          </table:table-cell>
          <table:table-cell table:number-columns-repeated="9"/>
        </table:table-row>
        <table:table-row table:style-name="ro1">
          <table:table-cell table:formula="of:=[.G10]" office:value-type="float" office:value="0.35" calcext:value-type="float">
            <text:p>0.35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style-name="ce1" table:formula="of:=[.A81]*[.B81]" office:value-type="float" office:value="0.245" calcext:value-type="float">
            <text:p>0.245</text:p>
          </table:table-cell>
          <table:table-cell table:number-columns-repeated="3"/>
        </table:table-row>
        <table:table-row table:style-name="ro1">
          <table:table-cell table:formula="of:=[.G35]" office:value-type="float" office:value="0.24" calcext:value-type="float">
            <text:p>0.24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style-name="ce1" table:formula="of:=[.A82]*[.B82]" office:value-type="float" office:value="0.168" calcext:value-type="float">
            <text:p>0.168</text:p>
          </table:table-cell>
          <table:table-cell table:number-columns-repeated="3"/>
        </table:table-row>
        <table:table-row table:style-name="ro1">
          <table:table-cell table:formula="of:=[.G72]" office:value-type="float" office:value="0.009" calcext:value-type="float">
            <text:p>0.009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table:style-name="ce1" table:formula="of:=[.A83]*[.B83]" office:value-type="float" office:value="0.0072" calcext:value-type="float">
            <text:p>0.0072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SUM([.G81:.G83])" office:value-type="float" office:value="0.4202" calcext:value-type="float">
            <text:p>0.420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urther VONC</text:p>
          </table:table-cell>
          <table:table-cell table:number-columns-repeated="9"/>
        </table:table-row>
        <table:table-row table:style-name="ro1">
          <table:table-cell table:formula="of:=[.G28]" office:value-type="float" office:value="0.032" calcext:value-type="float">
            <text:p>0.032</text:p>
          </table:table-cell>
          <table:table-cell table:number-columns-repeated="5"/>
          <table:table-cell table:formula="of:=[.A87]" office:value-type="float" office:value="0.032" calcext:value-type="float">
            <text:p>0.032</text:p>
          </table:table-cell>
          <table:table-cell table:number-columns-repeated="3"/>
        </table:table-row>
        <table:table-row table:style-name="ro1">
          <table:table-cell table:formula="of:=[.G78]" office:value-type="float" office:value="0.1788" calcext:value-type="float">
            <text:p>0.1788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table:style-name="ce1" table:formula="of:=[.A88]*[.B88]" office:value-type="float" office:value="0.14304" calcext:value-type="float">
            <text:p>0.14304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87:.G88])" office:value-type="float" office:value="0.17504" calcext:value-type="float">
            <text:p>0.1750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urther VONC fails</text:p>
          </table:table-cell>
          <table:table-cell table:number-columns-repeated="9"/>
        </table:table-row>
        <table:table-row table:style-name="ro1">
          <table:table-cell table:formula="of:=[.G89]" office:value-type="float" office:value="0.17504" calcext:value-type="float">
            <text:p>0.17504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1" table:formula="of:=[.A92]*[.B92]" office:value-type="float" office:value="0.035008" calcext:value-type="float">
            <text:p>0.03500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urther VONC passes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formula="of:=[.G89]" office:value-type="float" office:value="0.17504" calcext:value-type="float">
            <text:p>0.17504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table:style-name="ce1" table:formula="of:=[.A95]*[.B95]" office:value-type="float" office:value="0.140032" calcext:value-type="float">
            <text:p>0.14003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sult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riginal backstop</text:p>
          </table:table-cell>
          <table:table-cell table:number-columns-repeated="9"/>
        </table:table-row>
        <table:table-row table:style-name="ro1">
          <table:table-cell table:formula="of:=[.G20]" office:value-type="float" office:value="0.018" calcext:value-type="float">
            <text:p>0.018</text:p>
          </table:table-cell>
          <table:table-cell table:number-columns-repeated="5"/>
          <table:table-cell table:formula="of:=[.A99]" office:value-type="float" office:value="0.018" calcext:value-type="float">
            <text:p>0.018</text:p>
          </table:table-cell>
          <table:table-cell table:formula="of:=[.G99]*100" office:value-type="float" office:value="1.8" calcext:value-type="float">
            <text:p>1.8</text:p>
          </table:table-cell>
          <table:table-cell table:style-name="ce3" table:formula="of:=[.H99]" office:value-type="float" office:value="1.8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E</text:p>
          </table:table-cell>
          <table:table-cell table:number-columns-repeated="9"/>
        </table:table-row>
        <table:table-row table:style-name="ro1">
          <table:table-cell table:style-name="ce1" table:formula="of:=[.G66]" office:value-type="float" office:value="0.1476" calcext:value-type="float">
            <text:p>0.1476</text:p>
          </table:table-cell>
          <table:table-cell table:number-columns-repeated="5"/>
          <table:table-cell table:formula="of:=[.A102]" office:value-type="float" office:value="0.1476" calcext:value-type="float">
            <text:p>0.1476</text:p>
          </table:table-cell>
          <table:table-cell table:number-columns-repeated="3"/>
        </table:table-row>
        <table:table-row table:style-name="ro1">
          <table:table-cell table:formula="of:=[.G48]" office:value-type="float" office:value="0.18" calcext:value-type="float">
            <text:p>0.18</text:p>
          </table:table-cell>
          <table:table-cell table:number-columns-repeated="5"/>
          <table:table-cell table:formula="of:=[.A103]" office:value-type="float" office:value="0.18" calcext:value-type="float">
            <text:p>0.18</text:p>
          </table:table-cell>
          <table:table-cell table:number-columns-repeated="3"/>
        </table:table-row>
        <table:table-row table:style-name="ro1">
          <table:table-cell table:formula="of:=[.G95]" office:value-type="float" office:value="0.140032" calcext:value-type="float">
            <text:p>0.140032</text:p>
          </table:table-cell>
          <table:table-cell table:number-columns-repeated="5"/>
          <table:table-cell table:formula="of:=[.A104]" office:value-type="float" office:value="0.140032" calcext:value-type="float">
            <text:p>0.140032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SUM([.G102:.G104])" office:value-type="float" office:value="0.467632" calcext:value-type="float">
            <text:p>0.467632</text:p>
          </table:table-cell>
          <table:table-cell table:formula="of:=[.G105]*100" office:value-type="float" office:value="46.7632" calcext:value-type="float">
            <text:p>46.7632</text:p>
          </table:table-cell>
          <table:table-cell table:style-name="ce3" table:formula="of:=[.H105]" office:value-type="float" office:value="46.7632" calcext:value-type="float">
            <text:p>4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 calcext:value-type="string">
            <text:p>2<text:span text:style-name="T1">nd</text:span> Ref</text:p>
          </table:table-cell>
          <table:table-cell table:number-columns-repeated="9"/>
        </table:table-row>
        <table:table-row table:style-name="ro1">
          <table:table-cell table:formula="of:=[.G51]" office:value-type="float" office:value="0.0144" calcext:value-type="float">
            <text:p>0.0144</text:p>
          </table:table-cell>
          <table:table-cell table:number-columns-repeated="5"/>
          <table:table-cell table:formula="of:=[.A108]" office:value-type="float" office:value="0.0144" calcext:value-type="float">
            <text:p>0.0144</text:p>
          </table:table-cell>
          <table:table-cell table:formula="of:=[.G108]*100" office:value-type="float" office:value="1.44" calcext:value-type="float">
            <text:p>1.44</text:p>
          </table:table-cell>
          <table:table-cell table:style-name="ce3" table:formula="of:=[.H108]" office:value-type="float" office:value="1.44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Brexit with deal</text:p>
          </table:table-cell>
          <table:table-cell table:number-columns-repeated="9"/>
        </table:table-row>
        <table:table-row table:style-name="ro1">
          <table:table-cell table:formula="of:=[.G69]" office:value-type="float" office:value="0.009" calcext:value-type="float">
            <text:p>0.009</text:p>
          </table:table-cell>
          <table:table-cell table:number-columns-repeated="5"/>
          <table:table-cell table:formula="of:=[.A111]" office:value-type="float" office:value="0.009" calcext:value-type="float">
            <text:p>0.009</text:p>
          </table:table-cell>
          <table:table-cell table:formula="of:=[.G111]*100" office:value-type="float" office:value="0.9" calcext:value-type="float">
            <text:p>0.9</text:p>
          </table:table-cell>
          <table:table-cell table:style-name="ce3" table:formula="of:=[.H111]" office:value-type="float" office:value="0.9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o Deal</text:p>
          </table:table-cell>
          <table:table-cell table:number-columns-repeated="9"/>
        </table:table-row>
        <table:table-row table:style-name="ro1">
          <table:table-cell table:formula="of:=[.G78]" office:value-type="float" office:value="0.1788" calcext:value-type="float">
            <text:p>0.1788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114]*[.B114]" office:value-type="float" office:value="0.03576" calcext:value-type="float">
            <text:p>0.03576</text:p>
          </table:table-cell>
          <table:table-cell table:number-columns-repeated="3"/>
        </table:table-row>
        <table:table-row table:style-name="ro1">
          <table:table-cell table:formula="of:=[.G92]" office:value-type="float" office:value="0.035008" calcext:value-type="float">
            <text:p>0.035008</text:p>
          </table:table-cell>
          <table:table-cell table:number-columns-repeated="5"/>
          <table:table-cell table:formula="of:=[.A115]" office:value-type="float" office:value="0.035008" calcext:value-type="float">
            <text:p>0.035008</text:p>
          </table:table-cell>
          <table:table-cell table:number-columns-repeated="3"/>
        </table:table-row>
        <table:table-row table:style-name="ro1">
          <table:table-cell table:formula="of:=[.G84]" office:value-type="float" office:value="0.4202" calcext:value-type="float">
            <text:p>0.4202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[.A116]*[.B116]" office:value-type="float" office:value="0.12606" calcext:value-type="float">
            <text:p>0.12606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SUM([.G114:.G116])" office:value-type="float" office:value="0.196828" calcext:value-type="float">
            <text:p>0.196828</text:p>
          </table:table-cell>
          <table:table-cell table:formula="of:=[.G117]*100" office:value-type="float" office:value="19.6828" calcext:value-type="float">
            <text:p>19.6828</text:p>
          </table:table-cell>
          <table:table-cell table:style-name="ce3" table:formula="of:=[.H117]" office:value-type="float" office:value="19.6828" calcext:value-type="float">
            <text:p>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urther Ext</text:p>
          </table:table-cell>
          <table:table-cell table:number-columns-repeated="9"/>
        </table:table-row>
        <table:table-row table:style-name="ro1">
          <table:table-cell table:formula="of:=[.G84]" office:value-type="float" office:value="0.4202" calcext:value-type="float">
            <text:p>0.4202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formula="of:=[.A120]*[.B120]" office:value-type="float" office:value="0.29414" calcext:value-type="float">
            <text:p>0.29414</text:p>
          </table:table-cell>
          <table:table-cell table:formula="of:=[.G120]*100" office:value-type="float" office:value="29.414" calcext:value-type="float">
            <text:p>29.414</text:p>
          </table:table-cell>
          <table:table-cell table:style-name="ce3" table:formula="of:=[.H120]" office:value-type="float" office:value="29.414" calcext:value-type="float">
            <text:p>2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7"/>
          <table:table-cell table:formula="of:=SUM([.H99:.H120])" office:value-type="float" office:value="100" calcext:value-type="float">
            <text:p>100</text:p>
          </table:table-cell>
          <table:table-cell table:formula="of:=SUM([.I99:.I120])" office:value-type="float" office:value="100" calcext:value-type="float">
            <text:p>100</text:p>
          </table:table-cell>
          <table:table-cell table:formula="of:=SUM([.J99:.J120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1">00/00/0000</text:date>, <text:time style:data-style-name="N2" text:time-value="12:03:46.8616213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08-20T11:43:20.842022709</meta:creation-date>
    <meta:generator>LibreOffice/6.2.0.3$MacOSX_X86_64 LibreOffice_project/98c6a8a1c6c7b144ce3cc729e34964b47ce25d62</meta:generator>
    <dc:date>2019-08-21T12:13:14.853104115</dc:date>
    <dc:creator>Jon Worth</dc:creator>
    <meta:editing-duration>PT2H26M54S</meta:editing-duration>
    <meta:editing-cycles>4</meta:editing-cycles>
    <meta:document-statistic meta:table-count="1" meta:cell-count="181" meta:object-count="0"/>
  </office:meta>
</office:document-meta>
</file>